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10000030F8EEF96630C50AE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d7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d7" draw:textarea-horizontal-align="left" draw:auto-grow-height="true" draw:auto-grow-width="false" fo:min-height="0.804cm" fo:min-width="0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521cm" fo:min-width="0.301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158466" draw:marker-start-width="0.252cm" draw:marker-end-width="0.252cm" draw:fill="none" draw:textarea-horizontal-align="justify" draw:textarea-vertical-align="middle" draw:auto-grow-height="false" fo:min-height="0.487cm" fo:min-width="0.267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487cm" fo:min-width="0.267cm" fo:padding-top="0.142cm" fo:padding-bottom="0.142cm" fo:padding-left="0.267cm" fo:padding-right="0.267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158466" loext:opacity="100%" fo:font-weight="bold" fo:background-color="transparent"/>
    </style:style>
    <style:style style:name="P3" style:family="paragraph">
      <loext:graphic-properties draw:fill="none" draw:fill-color="#ffffd7"/>
      <style:paragraph-properties fo:text-align="center"/>
      <style:text-properties fo:color="#158466" loext:opacity="100%" fo:font-size="10pt" fo:font-weight="bold" fo:background-color="transparen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d7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2a6099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fo:background-color="transparent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color="#ff0000" loext:opacity="100%" fo:font-weight="bold" fo:background-color="transparent"/>
    </style:style>
    <style:style style:name="P8" style:family="paragraph">
      <loext:graphic-properties draw:fill="none" draw:fill-color="#ffffd7"/>
      <style:paragraph-properties fo:text-align="center"/>
      <style:text-properties fo:color="#ff0000" loext:opacity="100%" fo:font-size="10pt" fo:font-weight="bold" fo:background-color="transparent" style:font-size-asian="10pt" style:font-size-complex="10pt"/>
    </style:style>
    <style:style style:name="P9" style:family="paragraph">
      <loext:graphic-properties draw:fill-color="#ffffff"/>
    </style:style>
    <style:style style:name="T1" style:family="text">
      <style:text-properties fo:color="#158466" loext:opacity="100%" fo:font-size="10pt" fo:background-color="transparent" style:font-size-asian="10pt" style:font-size-complex="10pt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transparent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loext:opacity="100%" fo:font-size="10pt" fo:background-color="transparen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5.49cm" svg:height="15.749cm" svg:x="10.385cm" svg:y="0.001cm">
          <draw:image xlink:href="Pictures/10000201000001110000030F8EEF96630C50AE26.png" xlink:type="simple" xlink:show="embed" xlink:actuate="onLoad" draw:mime-type="image/png">
            <text:p/>
          </draw:image>
        </draw:frame>
        <draw:frame draw:style-name="gr2" draw:text-style-name="P3" draw:layer="layout" svg:width="2.284cm" svg:height="1.039cm" svg:x="12.426cm" svg:y="13.471cm">
          <draw:text-box>
            <text:p text:style-name="P2"><text:span text:style-name="T1">Download </text:span></text:p>
            <text:p text:style-name="P2"><text:span text:style-name="T1">csv</text:span></text:p>
          </draw:text-box>
        </draw:frame>
        <draw:frame draw:style-name="gr3" draw:text-style-name="P5" draw:layer="layout" svg:width="2.54cm" svg:height="1.054cm" svg:x="11.656cm" svg:y="11.677cm">
          <draw:text-box>
            <text:p text:style-name="P4"><text:span text:style-name="T2">Download </text:span></text:p>
            <text:p text:style-name="P4"><text:span text:style-name="T2">pgx</text:span></text:p>
          </draw:text-box>
        </draw:frame>
        <draw:custom-shape draw:style-name="gr4" draw:text-style-name="P6" draw:layer="layout" svg:width="0.801cm" svg:height="0.771cm" svg:x="12.322cm" svg:y="12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801cm" svg:height="0.771cm" svg:x="13.169cm" svg:y="12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801cm" svg:height="0.771cm" svg:x="14.016cm" svg:y="12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801cm" svg:height="0.771cm" svg:x="14.016cm" svg:y="12.7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.556cm" svg:height="0.645cm" svg:x="14.016cm" svg:y="12.065cm">
          <draw:text-box>
            <text:p text:style-name="P7"><text:span text:style-name="T3">Delete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08T16:26:55.821000000</meta:creation-date>
    <dc:date>2021-06-08T16:39:30.901000000</dc:date>
    <meta:editing-duration>PT2M25S</meta:editing-duration>
    <meta:editing-cycles>1</meta:editing-cycles>
    <meta:document-statistic meta:object-count="31"/>
    <meta:generator>LibreOffice/7.0.5.2$Windows_X86_64 LibreOffice_project/64390860c6cd0aca4beafafcfd84613dd9dfb63a</meta:generator>
  </office:meta>
</office:document-meta>
</file>